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8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7-0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3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2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3-01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12-1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11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10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9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9-1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8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8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8-1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7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7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7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6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6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5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4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3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2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2-01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12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11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10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9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8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8-1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7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6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5-2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3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2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1-01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12-1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11-1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10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10-1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9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8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7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7-1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6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5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4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3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2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20-01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12-1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11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10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9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8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7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7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7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6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5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4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3-22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2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9-01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12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11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10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9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8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7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6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5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4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3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8-01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12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11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10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9-28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8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7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6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5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4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2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7-01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12-3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11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10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9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8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7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6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6-1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5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4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4-0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2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6-01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12-2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11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10-2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10-0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8-27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7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6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5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4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3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2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5-02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12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11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10-3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9-2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8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8-0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6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6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5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3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2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4-01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12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11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11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9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8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7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7-1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6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5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4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3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2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3-01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12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11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11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9-2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8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7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6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5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4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3-28 0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2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2-01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12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11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10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9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8-31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7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6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5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4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2-2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1-01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11-2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9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8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7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6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5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4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3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2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10-01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12-22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11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10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9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8-2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7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6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5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4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3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2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9-01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12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11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10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9-2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8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7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6-25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5-2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3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10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9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7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6071045001</text:p>
          </table:table-cell>
          <table:table-cell office:value-type="string" calcext:value-type="string">
            <text:p>MA-F3W 23R,FREETOWN, MA</text:p>
          </table:table-cell>
          <table:table-cell office:value-type="string" calcext:value-type="string">
            <text:p>196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58" meta:object-count="0"/>
    <meta:user-defined meta:name="AppVersion">3.0</meta:user-defined>
  </office:meta>
</office:document-meta>
</file>